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IZADORA H &amp; G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59870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29922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RANO GARAY, LUCY CAR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0015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ASQUEZ PEZO, HENR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13391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833</text:p>
          </table:table-cell>
          <table:table-cell table:style-name="Tabla2.A2" office:value-type="string">
            <text:p text:style-name="P7">52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3:03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